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120b" officeooo:paragraph-rsid="001a120b"/>
    </style:style>
    <style:style style:name="P2" style:family="paragraph" style:parent-style-name="Standard">
      <style:text-properties officeooo:rsid="001a120b" officeooo:paragraph-rsid="001a4095"/>
    </style:style>
    <style:style style:name="P3" style:family="paragraph" style:parent-style-name="Standard">
      <style:text-properties officeooo:rsid="001a4095" officeooo:paragraph-rsid="001a4095"/>
    </style:style>
    <style:style style:name="P4" style:family="paragraph" style:parent-style-name="Standard">
      <style:text-properties officeooo:rsid="001b1597" officeooo:paragraph-rsid="001b1597"/>
    </style:style>
    <style:style style:name="P5" style:family="paragraph" style:parent-style-name="Standard">
      <style:text-properties fo:font-weight="bold" officeooo:rsid="001b1597" officeooo:paragraph-rsid="001b1597" style:font-weight-asian="bold" style:font-weight-complex="bold"/>
    </style:style>
    <style:style style:name="P6" style:family="paragraph" style:parent-style-name="Standard">
      <style:text-properties fo:font-weight="bold" officeooo:rsid="001a120b" officeooo:paragraph-rsid="001a4095" style:font-weight-asian="bold" style:font-weight-complex="bold"/>
    </style:style>
    <style:style style:name="P7" style:family="paragraph" style:parent-style-name="Standard">
      <style:text-properties officeooo:rsid="001b2917" officeooo:paragraph-rsid="001b2917"/>
    </style:style>
    <style:style style:name="T1" style:family="text">
      <style:text-properties officeooo:rsid="001a409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b29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 <text:s/>avaliação do desempenho de pessoal:</text:p>
      <text:p text:style-name="P2"/>
      <text:p text:style-name="P2"><text:span text:style-name="T1">D</text:span>ever ser entendida como um processo, que se inicia com o planejamento <text:s/>e termina com a comparação entre o executado e o planejado., pode ser formal (escrita) ou informal(não escrita). A necessidade de formalização da avaliação está diretamente relacionada ao tamanho da organização. </text:p>
      <text:p text:style-name="P1"/>
      <text:p text:style-name="P6">A avaliação informal:</text:p>
      <text:p text:style-name="P2"/>
      <text:p text:style-name="P2"><text:span text:style-name="T1">N</text:span>ão permite à empresa, por exemplo, o registro historico das informações sobre o desempenho do seu pessoal <text:s/>e não garantiria um mínimo de <text:span text:style-name="T2">uniformidade</text:span> de procedimentos na aplicação de políticas administrativas que considerem o desempenho dos empregados.</text:p>
      <text:p text:style-name="P1"/>
      <text:p text:style-name="P3">Dupla fase:</text:p>
      <text:p text:style-name="P3"/>
      <text:p text:style-name="P3">primeira → instrumento de desenvolvimento de recursos humanos:</text:p>
      <text:p text:style-name="P3"/>
      <text:p text:style-name="P3">neste caso, é de interesse também do empregado porque seria um meio dele e benificiar com treinamentos, prêmios e reconhecimentos.</text:p>
      <text:p text:style-name="P3"/>
      <text:p text:style-name="P3">Segunda → avaliação como mecanismo de controle dos empregados:</text:p>
      <text:p text:style-name="P3"/>
      <text:p text:style-name="P3">por seu intermédio a organização não somente registra o que o indivíduo faz, mas também como ele faz o seu trabalho. Uma metodologia de avaliação pode constituir um instrumento de poder a serviço da organização.</text:p>
      <text:p text:style-name="P3"/>
      <text:p text:style-name="P5">Há metodologias de avaliação:</text:p>
      <text:p text:style-name="P4"/>
      <text:p text:style-name="P4"><text:span text:style-name="T3">A</text:span>spectos comportamentais → quando a preocupação está centrada na qualidade das relações interpessoais que ocorrem entres os colegas de trabalho.</text:p>
      <text:p text:style-name="P4">Neste caso, assumem importância fatores como cooperação, responsabilidade e sociabilidade.</text:p>
      <text:p text:style-name="P4"/>
      <text:p text:style-name="P4">Potencial do empregado → <text:span text:style-name="T3">para desempenhar com eficiência seu trabalho, por exemplo, em que medida o indivíduo domina as técnicas relativas às suas tarefas, se ele é criativo etc.</text:span></text:p>
      <text:p text:style-name="P4"/>
      <text:p text:style-name="P7">Avaliação individual como parte de um processo mais amplo de avaliação da organização. </text:p>
      <text:p text:style-name="P7"/>
      <text:p text:style-name="P7">Parei na pagina 3, inicio do paragrafo 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2:59:16.849000000</meta:creation-date>
    <dc:date>2016-08-10T13:52:59.204000000</dc:date>
    <meta:editing-duration>PT22S</meta:editing-duration>
    <meta:editing-cycles>1</meta:editing-cycles>
    <meta:document-statistic meta:table-count="0" meta:image-count="0" meta:object-count="0" meta:page-count="1" meta:paragraph-count="15" meta:word-count="247" meta:character-count="1641" meta:non-whitespace-character-count="1404"/>
    <meta:generator>LibreOffice/5.1.1.3$Windows_x86 LibreOffice_project/89f508ef3ecebd2cfb8e1def0f0ba9a803b88a6d</meta:generator>
  </office:meta>
</office:document-meta>
</file>